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be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01" officeooo:paragraph-rsid="0002be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e6b4" officeooo:paragraph-rsid="0002be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21b7d" officeooo:paragraph-rsid="00221b7d" style:font-weight-asian="bold" style:font-weight-complex="bold"/>
    </style:style>
    <style:style style:name="P5" style:family="paragraph" style:parent-style-name="Standard">
      <style:text-properties officeooo:rsid="001ad101" officeooo:paragraph-rsid="0002be7c"/>
    </style:style>
    <style:style style:name="P6" style:family="paragraph" style:parent-style-name="Standard">
      <style:text-properties officeooo:rsid="001be6b4" officeooo:paragraph-rsid="0002be7c"/>
    </style:style>
    <style:style style:name="P7" style:family="paragraph" style:parent-style-name="Standard">
      <style:paragraph-properties fo:text-align="center" style:justify-single-word="false"/>
      <style:text-properties officeooo:rsid="001be6b4" officeooo:paragraph-rsid="0002be7c"/>
    </style:style>
    <style:style style:name="P8" style:family="paragraph" style:parent-style-name="Standard">
      <style:text-properties officeooo:rsid="001be6b4" officeooo:paragraph-rsid="00202ead"/>
    </style:style>
    <style:style style:name="P9" style:family="paragraph" style:parent-style-name="Standard">
      <style:text-properties officeooo:rsid="001be6b4" officeooo:paragraph-rsid="00203501"/>
    </style:style>
    <style:style style:name="P10" style:family="paragraph" style:parent-style-name="Standard">
      <style:text-properties officeooo:rsid="001cfa45" officeooo:paragraph-rsid="0002be7c"/>
    </style:style>
    <style:style style:name="P11" style:family="paragraph" style:parent-style-name="Standard">
      <style:text-properties fo:font-weight="normal" officeooo:rsid="00039571" officeooo:paragraph-rsid="00039571" style:font-weight-asian="normal" style:font-weight-complex="normal"/>
    </style:style>
    <style:style style:name="P12" style:family="paragraph" style:parent-style-name="Standard">
      <style:text-properties fo:font-weight="normal" officeooo:rsid="00039571" officeooo:paragraph-rsid="00221b7d" style:font-weight-asian="normal" style:font-weight-complex="normal"/>
    </style:style>
    <style:style style:name="P13" style:family="paragraph" style:parent-style-name="Standard">
      <style:text-properties fo:font-weight="normal" officeooo:rsid="00039571" officeooo:paragraph-rsid="00268f74" style:font-weight-asian="normal" style:font-weight-complex="normal"/>
    </style:style>
    <style:style style:name="P14" style:family="paragraph" style:parent-style-name="Standard">
      <style:text-properties fo:font-weight="normal" officeooo:rsid="0003c5f5" officeooo:paragraph-rsid="0003c5f5" style:font-weight-asian="normal" style:font-weight-complex="normal"/>
    </style:style>
    <style:style style:name="P15" style:family="paragraph" style:parent-style-name="Standard">
      <style:text-properties fo:font-weight="normal" officeooo:rsid="0003c5f5" officeooo:paragraph-rsid="000a803b" style:font-weight-asian="normal" style:font-weight-complex="normal"/>
    </style:style>
    <style:style style:name="P16" style:family="paragraph" style:parent-style-name="Standard">
      <style:text-properties fo:font-weight="normal" officeooo:rsid="0003c5f5" officeooo:paragraph-rsid="002502b5" style:font-weight-asian="normal" style:font-weight-complex="normal"/>
    </style:style>
    <style:style style:name="P17" style:family="paragraph" style:parent-style-name="Standard">
      <style:text-properties fo:font-weight="normal" officeooo:rsid="0003c5f5" officeooo:paragraph-rsid="002f5801" style:font-weight-asian="normal" style:font-weight-complex="normal"/>
    </style:style>
    <style:style style:name="P18" style:family="paragraph" style:parent-style-name="Standard">
      <style:text-properties fo:font-weight="normal" officeooo:rsid="000a803b" officeooo:paragraph-rsid="000a803b" style:font-weight-asian="normal" style:font-weight-complex="normal"/>
    </style:style>
    <style:style style:name="P19" style:family="paragraph" style:parent-style-name="Standard">
      <style:text-properties fo:font-weight="normal" officeooo:rsid="002502b5" officeooo:paragraph-rsid="002502b5" style:font-weight-asian="normal" style:font-weight-complex="normal"/>
    </style:style>
    <style:style style:name="P20" style:family="paragraph" style:parent-style-name="Standard">
      <style:text-properties officeooo:rsid="00202ead" officeooo:paragraph-rsid="00202ead"/>
    </style:style>
    <style:style style:name="P21" style:family="paragraph" style:parent-style-name="Standard">
      <style:text-properties officeooo:rsid="00202ead" officeooo:paragraph-rsid="0002be7c"/>
    </style:style>
    <style:style style:name="P22" style:family="paragraph" style:parent-style-name="Standard">
      <style:text-properties officeooo:rsid="00056079" officeooo:paragraph-rsid="0002be7c"/>
    </style:style>
    <style:style style:name="P23" style:family="paragraph" style:parent-style-name="Standard">
      <style:text-properties officeooo:rsid="002c6f1b" officeooo:paragraph-rsid="002c6f1b"/>
    </style:style>
    <style:style style:name="P24" style:family="paragraph" style:parent-style-name="Standard">
      <style:text-properties officeooo:rsid="001be6b4" officeooo:paragraph-rsid="00202ead"/>
    </style:style>
    <style:style style:name="T1" style:family="text">
      <style:text-properties officeooo:rsid="001cd31f"/>
    </style:style>
    <style:style style:name="T2" style:family="text">
      <style:text-properties officeooo:rsid="001ad101"/>
    </style:style>
    <style:style style:name="T3" style:family="text">
      <style:text-properties officeooo:rsid="00054a4d"/>
    </style:style>
    <style:style style:name="T4" style:family="text">
      <style:text-properties officeooo:rsid="0005d7d8"/>
    </style:style>
    <style:style style:name="T5" style:family="text">
      <style:text-properties officeooo:rsid="000a803b"/>
    </style:style>
    <style:style style:name="T6" style:family="text">
      <style:text-properties officeooo:rsid="000d06da"/>
    </style:style>
    <style:style style:name="T7" style:family="text">
      <style:text-properties officeooo:rsid="0010201e"/>
    </style:style>
    <style:style style:name="T8" style:family="text">
      <style:text-properties officeooo:rsid="0012192d"/>
    </style:style>
    <style:style style:name="T9" style:family="text">
      <style:text-properties officeooo:rsid="0013b04e"/>
    </style:style>
    <style:style style:name="T10" style:family="text">
      <style:text-properties officeooo:rsid="001a5763"/>
    </style:style>
    <style:style style:name="T11" style:family="text">
      <style:text-properties officeooo:rsid="001acc89"/>
    </style:style>
    <style:style style:name="T12" style:family="text">
      <style:text-properties officeooo:rsid="001c49eb"/>
    </style:style>
    <style:style style:name="T13" style:family="text">
      <style:text-properties officeooo:rsid="001ccf6d"/>
    </style:style>
    <style:style style:name="T14" style:family="text">
      <style:text-properties officeooo:rsid="00202ead"/>
    </style:style>
    <style:style style:name="T15" style:family="text">
      <style:text-properties officeooo:rsid="00203501"/>
    </style:style>
    <style:style style:name="T16" style:family="text">
      <style:text-properties officeooo:rsid="00219b14"/>
    </style:style>
    <style:style style:name="T17" style:family="text">
      <style:text-properties officeooo:rsid="0021ff8d"/>
    </style:style>
    <style:style style:name="T18" style:family="text">
      <style:text-properties officeooo:rsid="00221b7d"/>
    </style:style>
    <style:style style:name="T19" style:family="text">
      <style:text-properties officeooo:rsid="00233d84"/>
    </style:style>
    <style:style style:name="T20" style:family="text">
      <style:text-properties officeooo:rsid="002502b5"/>
    </style:style>
    <style:style style:name="T21" style:family="text">
      <style:text-properties officeooo:rsid="00268f74"/>
    </style:style>
    <style:style style:name="T22" style:family="text">
      <style:text-properties fo:font-weight="bold" officeooo:rsid="00268f74" style:font-weight-asian="bold" style:font-weight-complex="bold"/>
    </style:style>
    <style:style style:name="T23" style:family="text">
      <style:text-properties officeooo:rsid="0027b0c6"/>
    </style:style>
    <style:style style:name="T24" style:family="text">
      <style:text-properties officeooo:rsid="00298cfb"/>
    </style:style>
    <style:style style:name="T25" style:family="text">
      <style:text-properties officeooo:rsid="00299738"/>
    </style:style>
    <style:style style:name="T26" style:family="text">
      <style:text-properties officeooo:rsid="002b69a3"/>
    </style:style>
    <style:style style:name="T27" style:family="text">
      <style:text-properties officeooo:rsid="002d086a"/>
    </style:style>
    <style:style style:name="T28" style:family="text">
      <style:text-properties officeooo:rsid="002d0e83"/>
    </style:style>
    <style:style style:name="T29" style:family="text">
      <style:text-properties officeooo:rsid="002d114d"/>
    </style:style>
    <style:style style:name="T30" style:family="text">
      <style:text-properties officeooo:rsid="002ec11f"/>
    </style:style>
    <style:style style:name="T31" style:family="text">
      <style:text-properties officeooo:rsid="002f5801"/>
    </style:style>
    <style:style style:name="T32" style:family="text">
      <style:text-properties officeooo:rsid="00326984"/>
    </style:style>
    <style:style style:name="T33" style:family="text">
      <style:text-properties officeooo:rsid="003468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for Multi Threaded/Concurrent Programs</text:p>
      <text:p text:style-name="P5"/>
      <text:p text:style-name="P5">1) Does anyone have a single processor system anymore?</text:p>
      <text:p text:style-name="P5"/>
      <text:p text:style-name="P5">2) <text:span text:style-name="T6">The f</text:span>ree lunch is over. <text:s/>Processors have traditionally gotten faster because of higher clock speeds, exotic optimizations (branch prediction, instruction reordering, pipelining, etc.), and bigger on die caches. <text:s/>Of those three, only bigger on die caches will likely continue to improve.</text:p>
      <text:p text:style-name="P5"/>
      <text:p text:style-name="P5">3) But, Moore's law is still active and transistor counts continue to improve...and the engineers need to stick them somewhere. <text:s/>This is what leads to higher and higher core counts.</text:p>
      <text:p text:style-name="P5"/>
      <text:p text:style-name="P5">4) A lot of this processing power can be utilized by email servers, web servers, and database servers. <text:s/>We can run our code inside those environments and take advantage of concurrency there. <text:s/>However, these only provide a co<text:span text:style-name="T11">a</text:span>rse grained level of concurrency and force a particular execution model onto an application. <text:s/>Code must execute in response to an email, a web request, or a query. <text:s/>If an application needs finer grained concurrency or a different execution model, you need to roll your own.</text:p>
      <text:p text:style-name="P5"/>
      <text:p text:style-name="P2">Multi-Threading on the JVM</text:p>
      <text:p text:style-name="P5"/>
      <text:p text:style-name="P5">1) Java has had a threading story since Java 1.0 and was really ahead of its time at that point.</text:p>
      <text:p text:style-name="P5"/>
      <text:p text:style-name="P23">2) Since day one Java and the JVM have given us the basic tools for concurrent/multi-threaded programming: Thread, Runnable, synchronized, final, volatile, etc.</text:p>
      <text:p text:style-name="P5"/>
      <text:p text:style-name="P5"><text:span text:style-name="T28">3</text:span>) However, the original designers did make a few mistakes at the time such as making every object a lock, making Runnable return void, broken memory model, synchronizing too many classes by default, etc. <text:s/>Still, it was better than anything else out there.</text:p>
      <text:p text:style-name="P5"/>
      <text:p text:style-name="P5"><text:span text:style-name="T28">4</text:span>) The original threading libraries provided basic tools, but not much in the way of guidance.</text:p>
      <text:p text:style-name="P5"/>
      <text:p text:style-name="P5"><text:span text:style-name="T28">5</text:span>) Things gradually began to improve over time and eventually JDK 5 fixed most of the original problems with Java threading. <text:s/><text:span text:style-name="T7">JDK 5 a</text:span>dded better locks, atomics, Callable, futures, good memory model, not synchronizing by default, <text:span text:style-name="T27">et alia.</text:span></text:p>
      <text:p text:style-name="P5"/>
      <text:p text:style-name="P5"><text:span text:style-name="T28">6</text:span>) Groovy <text:span text:style-name="T8">makes it even easier to use JDK 5 features. <text:s/></text:span><text:span text:style-name="T9">GPars builds on JDK 5 to provide a rich and easy to use concurrency framework.</text:span></text:p>
      <text:p text:style-name="P5"/>
      <text:p text:style-name="P2">General Notes</text:p>
      <text:p text:style-name="P5"/>
      <text:p text:style-name="P5">1) Immutability is a huge win for multi-threaded and concurrent programming. <text:s/>Anything that can be made immutable should be made immutable.</text:p>
      <text:p text:style-name="P5"/>
      <text:p text:style-name="P1"><text:span text:style-name="T12">2</text:span><text:span text:style-name="T2">) Multi-threaded programming is very su</text:span><text:span text:style-name="T3">s</text:span><text:span text:style-name="T2">ceptible to Heisenbugs, bugs that disappear once you add instrumentation or attach a debugger. <text:s/>Be prepared to do more thinking and less exploring with multi-threaded programming.</text:span></text:p>
      <text:p text:style-name="P5"/>
      <text:p text:style-name="P5"><text:span text:style-name="T12">3</text:span>) Read Java Concurrency in Practice by Brian Goetz. <text:s/>Then read it again. <text:s/>Knowing the Java Memory Model dispels a lot of the mystery in best practices for concurrent Java programs.</text:p>
      <text:p text:style-name="P5"/>
      <text:p text:style-name="P5"><text:soft-page-break/><text:span text:style-name="T13">4</text:span>) Performance in multi-threaded programming can be frustrating. <text:s/>Often serial programs can perform better than well-designed parallel programs in real world situations. <text:s/>Your intuitions may be very wrong and threading overhead can add up quickly if you are not careful.</text:p>
      <text:p text:style-name="P5"/>
      <text:p text:style-name="P20">5) Instead of focusing on performance at first, focus on getting the architecture of a concurrent program correct. <text:s/>Groovy can help remove boilerplate and repetitive code which tends to obfuscate what your program is actually doing. <text:s/>GPars provides several frameworks </text:p>
      <text:p text:style-name="P5"/>
      <text:p text:style-name="P3">Groovy <text:span text:style-name="T4">H</text:span>elps for <text:span text:style-name="T4">M</text:span>ulti-<text:span text:style-name="T4">T</text:span>hreaded <text:span text:style-name="T4">P</text:span>rogramming</text:p>
      <text:p text:style-name="P7"/>
      <text:p text:style-name="P6">1) <text:span text:style-name="T14">There are lots of areas in which the Java language provides a less than optimal solution for writing threaded/concurrent code. <text:s/>The following is a sample of areas where Groovy makes it easier to write correct and more easily understood multi-threaded code.</text:span></text:p>
      <text:p text:style-name="P21"/>
      <text:p text:style-name="P8">2) <text:span text:style-name="T14">Immutability. <text:s/></text:span><text:span text:style-name="T16">It's hard to overestimate the advantages of writing properly immutable code in a multi-threaded/concurrent application. <text:s/>But, Java variables are by default mutable. <text:s/>Groovy variables (unlike Scala and Clojure variables) are also by default mutable. <text:s/>However, the powerful @Immutable transformation can guarantee that your code is properly immutable.</text:span><text:span text:style-name="T14"> Sample code: <text:s/></text:span><text:span text:style-name="T1">DemoValues.groovy, ImmutableList.groovy, </text:span><text:span text:style-name="T32">and DemoImmutableList.groovy.</text:span></text:p>
      <text:p text:style-name="P6"/>
      <text:p text:style-name="P8">3) <text:span text:style-name="T14">Thread control. <text:s/></text:span><text:span text:style-name="T16">Starting a thread is relatively easy in Java (though it's even easier in Groovy). <text:s/>Convincing a thread in Java to shutdown cleanly is tricky and hard to do in a generic way. <text:s/>Groovy closures, lexical scoping, and automatic interface implementation provide a way to manage thread shutdown in a clean and generic way.</text:span><text:span text:style-name="T14"> Sample code: <text:s/></text:span><text:span text:style-name="T1">Interrupts.groovy and DemoInterrupts.</text:span><text:span text:style-name="T29">groovy.</text:span></text:p>
      <text:p text:style-name="P6"/>
      <text:p text:style-name="P9">4) <text:span text:style-name="T14">Locking and lock management. <text:s/></text:span><text:span text:style-name="T17">Java provides the synchronized keyword to manage native monitors cleanly. <text:s/>But, it doesn't provide the same facilities for managing the new JDK 5 locks such as ReentrantLock and ReentrantReadWriteLock. <text:s/>Groovy can make using these new locks as easy as using the synchronized keyword.</text:span><text:span text:style-name="T14"> </text:span><text:span text:style-name="T15">Sample code: <text:s/></text:span><text:span text:style-name="T1">DemoLocking.groovy</text:span></text:p>
      <text:p text:style-name="P22"/>
      <text:p text:style-name="P10"/>
      <text:p text:style-name="P4">G<text:span text:style-name="T24">P</text:span>ars Helps for Multi-Threaded Programming</text:p>
      <text:p text:style-name="P11"/>
      <text:p text:style-name="P12"><text:span text:style-name="T18">1) </text:span><text:span text:style-name="T19">G</text:span><text:span text:style-name="T24">P</text:span><text:span text:style-name="T19">ars provides thread pooling and </text:span><text:span text:style-name="T33">thread </text:span><text:span text:style-name="T19">management facilities. <text:s/>These facilities are used throughout the various G</text:span><text:span text:style-name="T25">P</text:span><text:span text:style-name="T19">ars frameworks, and can also be used independently of them. <text:s/>Sample code: </text:span><text:span text:style-name="T26">Email</text:span><text:span text:style-name="T19">.groovy.</text:span></text:p>
      <text:p text:style-name="P11"/>
      <text:p text:style-name="P11">2) <text:span text:style-name="T20">Actors. <text:s/></text:span><text:span text:style-name="T21">Probably the best known concurrent framework. <text:s/>The main idea in actors is that each actor can maintain its own state without worrying about synchronization. <text:s/>Code communicates to actors, and actors communicate to each other by means of message passing. <text:s/>The messages are serialized in the actors message queue which is why synchronization is not needed inside actors. <text:s/>It is important to remember that there is no 1:1 relationship between actors and threads. </text:span><text:span text:style-name="T30">Sample code: FileManager.groovy, DemoEachFileParallel.groovy, DemoWebServer.groovy.</text:span></text:p>
      <text:p text:style-name="P11"/>
      <text:p text:style-name="P13">3) <text:span text:style-name="T20">Dataflow. </text:span><text:span text:style-name="T21">In my opinion, this is one of the most useful and easiest to use framework in GPars. <text:s text:c="2"/>The dataflow framework builds on the “futures” concept. <text:s/>It also decouples JVM threads from units of work, called tasks. <text:s/>However, the nicest part is that Dataflow provides a way of managing dependencies between tasks which makes it much easier to develop complete workflows that are multi-threaded. <text:s/>Even better, deadlocks are usually deterministic in dataflow programs. <text:s/>This is nice because complex </text:span><text:soft-page-break/><text:span text:style-name="T21">workflows are especially prone to deadlocks. <text:s/>Sample code: </text:span><text:span text:style-name="T2">DemoWebCrawling.groovy</text:span></text:p>
      <text:p text:style-name="P11"/>
      <text:p text:style-name="P17">4) <text:span text:style-name="T20">Fork/Join. <text:s/></text:span><text:span text:style-name="T21">Fork/Join is a huge topic and I won't spend a long time on it. <text:s/>Fork/Join is trying to solve a very specific problem. <text:s/>When you are writing concurrent code you generally want to parallelize either I/O or computation. <text:s/>It's generally pretty easy to speed up I/O by running operations in parallel. <text:s/>But, computation is much harder to speed up using generic threading frameworks. <text:s/>This is because things like thread swapping, synchronization, and frameworks overhead can easily swamp the time spend doing actual computation. <text:s/>It's fairly easy to make compute intensive code go </text:span><text:span text:style-name="T22">slower</text:span><text:span text:style-name="T21"> in parallel. <text:s/>Fork/Join tries to address all of these concerns. <text:s/>Fork/Join pools made it into JDK 7, but most of the Fork/Join framework did not because Java still lacks lambdas/closures. <text:s/>However, since Groovy has closures right now, you can use the full Fork/Join framework today with Groovy and GPars. <text:s/></text:span><text:span text:style-name="T31">Sample code: </text:span><text:span text:style-name="T2">DemoForkJoin.groovy.</text:span></text:p>
      <text:p text:style-name="P14"/>
      <text:p text:style-name="P16"><text:span text:style-name="T20">5) Parallel Collections/Arrays. <text:s/></text:span><text:span text:style-name="T23">Uses Fork/Join to provide multi-threaded support for basic computational tasks like sorting and searching. <text:s/>One warning about parallel collections, good performance only happens when hotspot kicks in. Sample code: DemoParallelArrays.groovy</text:span></text:p>
      <text:p text:style-name="P19"/>
      <text:p text:style-name="P15"><text:span text:style-name="T20">6</text:span><text:span text:style-name="T5">) Nice YouTube video (from JAX 2011) on Modern Java Concurrency: </text:span><text:a xlink:type="simple" xlink:href="https://www.youtube.com/watch?v=qrCUy9H76IA"><text:span text:style-name="T5">https://www.youtube.com/watch?v=qrCUy9H76IA</text:span></text:a><text:span text:style-name="T5"> <text:s/>They give 3 libraries to watch as being the future of Java concurrency, and one of them is G</text:span><text:span text:style-name="T10">P</text:span><text:span text:style-name="T5">ars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3T23:59:51</meta:creation-date>
    <dc:date>2013-01-08T22:14:14</dc:date>
    <dc:creator>David Clark</dc:creator>
    <meta:editing-duration>PT3H18M13S</meta:editing-duration>
    <meta:editing-cycles>48</meta:editing-cycles>
    <meta:generator>LibreOffice/3.6$Linux_X86_64 LibreOffice_project/360m1$Build-2</meta:generator>
    <meta:document-statistic meta:table-count="0" meta:image-count="0" meta:object-count="0" meta:page-count="3" meta:paragraph-count="30" meta:word-count="1130" meta:character-count="7462" meta:non-whitespace-character-count="6301"/>
  </office:meta>
</office:document-meta>
</file>